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1.294cm" fo:margin-left="0.046cm" fo:margin-top="0cm" fo:margin-bottom="0cm" style:page-number="auto" table:align="left" style:shadow="none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.289cm"/>
    </style:style>
    <style:style style:name="Table1.C" style:family="table-column">
      <style:table-column-properties style:column-width="1.307cm"/>
    </style:style>
    <style:style style:name="Table1.D" style:family="table-column">
      <style:table-column-properties style:column-width="1.505cm"/>
    </style:style>
    <style:style style:name="Table1.E" style:family="table-column">
      <style:table-column-properties style:column-width="1.39cm"/>
    </style:style>
    <style:style style:name="Table1.F" style:family="table-column">
      <style:table-column-properties style:column-width="2.0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-left="0.25pt solid #000001" fo:border-right="none" fo:border-top="0.25pt solid #000001" fo:border-bottom="0.25pt solid #000001"/>
    </style:style>
    <style:style style:name="Table1.E1" style:family="table-cell">
      <style:table-cell-properties style:vertical-align="" fo:padding="0.176cm" fo:border="0.25pt solid #000001"/>
    </style:style>
    <style:style style:name="Table1.A2" style:family="table-cell">
      <style:table-cell-properties style:vertical-align="" fo:padding="0.176cm" fo:border-left="0.25pt solid #000001" fo:border-right="none" fo:border-top="none" fo:border-bottom="0.25pt solid #000001"/>
    </style:style>
    <style:style style:name="Table1.E2" style:family="table-cell">
      <style:table-cell-properties style:vertical-align="" fo:padding="0.176cm" fo:border-left="0.25pt solid #000001" fo:border-right="0.25pt solid #000001" fo:border-top="none" fo:border-bottom="0.25pt solid #000001"/>
    </style:style>
    <style:style style:name="P1" style:family="paragraph" style:parent-style-name="Standard">
      <style:paragraph-properties fo:margin-top="0cm" fo:margin-bottom="0.21cm" loext:contextual-spacing="false" fo:line-height="100%">
        <style:tab-stops>
          <style:tab-stop style:position="0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.199cm" loext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" style:family="paragraph" style:parent-style-name="Standard">
      <style:paragraph-properties fo:margin-top="0cm" fo:margin-bottom="0.199cm" loext:contextual-spacing="false" fo:line-height="100%" fo:text-align="center" style:justify-single-word="false" style:writing-mode="lr-tb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8pt" style:font-name-asian="Times New Roman1" style:font-size-asian="8pt" style:font-name-complex="Times New Roman1" style:font-size-complex="8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Times New Roman" fo:font-size="8pt" style:font-name-asian="Times New Roman1" style:font-size-asian="8pt" style:font-name-complex="Times New Roman1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8pt" style:font-name-asian="Times New Roman1" style:font-size-asian="8pt" style:font-name-complex="Times New Roman1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3.321cm"/>
        </style:tab-stops>
      </style:paragraph-properties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 style:master-page-name="Standard">
      <loext:graphic-properties draw:fill="none"/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 style:page-number="1" fo:background-color="transparent"/>
      <style:text-properties style:font-name="Times New Roman" fo:font-size="14pt" fo:font-weight="bold" officeooo:paragraph-rsid="000ea915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.21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 fo:background-color="transparent"/>
      <style:text-properties fo:font-size="12pt" officeooo:paragraph-rsid="000ea915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0pt" officeooo:paragraph-rsid="000ea915" style:font-name-asian="Times New Roman1" style:font-size-asian="10pt" style:font-name-complex="Times New Roman1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" fo:font-size="12pt" fo:font-weight="bold" officeooo:paragraph-rsid="000ea91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" fo:font-size="12pt" fo:font-weight="bold" officeooo:paragraph-rsid="000ea91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353cm" fo:margin-bottom="0.21cm" loext:contextual-spacing="false" fo:line-height="100%" fo:text-align="center" style:justify-single-word="false" fo:text-indent="0cm" style:auto-text-indent="false" style:page-number="auto" fo:background-color="transparent" style:writing-mode="lr-tb"/>
      <style:text-properties style:font-name="Times New Roman" fo:font-size="12pt" fo:font-weight="bold" officeooo:paragraph-rsid="000ea91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 style:master-page-name="">
      <loext:graphic-properties draw:fill="none"/>
      <style:paragraph-properties fo:margin-left="1cm" fo:margin-right="1.199cm" fo:margin-top="0cm" fo:margin-bottom="0.199cm" loext:contextual-spacing="false" fo:line-height="100%" fo:text-align="justify" style:justify-single-word="false" fo:text-indent="1.3cm" style:auto-text-indent="false" style:page-number="auto" fo:background-color="transparen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 style:list-style-name="WWNum1" style:master-page-name="">
      <loext:graphic-properties draw:fill="none"/>
      <style:paragraph-properties fo:margin-left="0.499cm" fo:margin-right="0cm" fo:margin-top="0cm" fo:margin-bottom="0.21cm" loext:contextual-spacing="true" fo:line-height="100%" fo:text-align="start" style:justify-single-word="false" fo:text-indent="-0.499cm" style:auto-text-indent="false" style:page-number="auto" fo:background-color="transparent"/>
      <style:text-properties officeooo:paragraph-rsid="000ea915"/>
    </style:style>
    <style:style style:name="P19" style:family="paragraph" style:parent-style-name="Standard" style:list-style-name="WWNum1">
      <loext:graphic-properties draw:fill="none"/>
      <style:paragraph-properties fo:margin-left="0.499cm" fo:margin-right="0cm" fo:margin-top="0cm" fo:margin-bottom="0.21cm" loext:contextual-spacing="true" fo:line-height="100%" fo:text-align="start" style:justify-single-word="false" fo:text-indent="-0.499cm" style:auto-text-indent="false" fo:background-color="transparent"/>
      <style:text-properties officeooo:paragraph-rsid="000ea915"/>
    </style:style>
    <style:style style:name="P20" style:family="paragraph" style:parent-style-name="Standard" style:list-style-name="WWNum1">
      <loext:graphic-properties draw:fill="none"/>
      <style:paragraph-properties fo:margin-left="0.499cm" fo:margin-right="0cm" fo:margin-top="0cm" fo:margin-bottom="0.21cm" loext:contextual-spacing="true" fo:line-height="100%" fo:text-align="start" style:justify-single-word="false" fo:text-indent="-0.499cm" style:auto-text-indent="false" fo:background-color="transparent"/>
      <style:text-properties style:font-name="Times New Roman" fo:font-size="10pt" officeooo:paragraph-rsid="000ea915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officeooo:rsid="000cacdd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fo:language="ru" fo:country="RU" officeooo:rsid="000cacdd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color="#000080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8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9" style:family="text">
      <style:text-properties fo:color="#000000" style:font-name="Times New Roman" style:font-name-asian="Times New Roman1" style:font-name-complex="Times New Roman1"/>
    </style:style>
    <style:style style:name="T10" style:family="text">
      <style:text-properties fo:color="#1155cc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0a600"/>
    </style:style>
    <style:style style:name="T13" style:family="text">
      <style:text-properties officeooo:rsid="0010a6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теграция поддержки Python<text:line-break/>в существующее С++ приложение</text:p>
      <text:p text:style-name="P4"><text:span text:style-name="T1"/></text:p>
      <text:p text:style-name="P4"><text:span text:style-name="T1">Белков Р., </text:span>С<text:span text:style-name="T3">П</text:span>бГУ<text:span text:style-name="T1">, </text:span><text:a xlink:type="simple" xlink:href="mailto:roman.belkov@gmail.com" text:style-name="Internet_20_link" text:visited-style-name="Visited_20_Internet_20_Link"><text:span text:style-name="T7">roman.belkov@gmail.com</text:span></text:a></text:p>
      <text:p text:style-name="P2">Костюков Ю., СПбГУ, <text:a xlink:type="simple" xlink:href="mailto:kostyukov.yurii@gmail.com" text:style-name="Internet_20_link" text:visited-style-name="Visited_20_Internet_20_Link">kostyukov.yurii@gmail.com</text:a></text:p>
      <text:p text:style-name="P3"/>
      <text:p text:style-name="P14">Аннотация</text:p>
      <text:p text:style-name="P17">В докладе описывается опыт интеграции текстового программирования на языке Python в ПО контроллера ТРИК. Рассмотрены возможности, предоставляемые фреймворками для переиспользования C++ кода из языка Python. Данный опыт может быть использован при создании обёрток на языке Python над существующим C++ кодом.</text:p>
      <text:p text:style-name="P14">Введение</text:p>
      <text:p text:style-name="Standard">Значительное место в начале процесса обучения основам программирования занимает визуальное программирование, так как оно является наиболее понятным и доступным способом познакомиться с абстракциями выполнения программ. Визуальные программы, созданные учащимися, могут также помогать им на последующих этапах обучения. Например, при помощи генераторов визуальных диаграмм в код на текстовом языке возможно совершить плавный переход от визуального программирования к текстовому программированию, давая ученикам понять, как конструкции из диаграммы представляются на текстовом языке программирования.</text:p>
      <text:p text:style-name="P16">Постановка <text:span text:style-name="T12">задачи</text:span></text:p>
      <text:p text:style-name="Standard"><text:span text:style-name="T9">Для набирающего популярность кибернетического контроллера ТРИК [1] и одноимённого конструктора потребовалось создать возможность использования языка Python для программирования роботов. Поскольку Python является одним из наиболее популярных языков для обучения основам программирования </text:span><text:span text:style-name="T6">[2] [3]</text:span><text:span text:style-name="T9">, то разработчикам контроллера ТРИК с открытым исходным кодом постоянно поступали просьбы и вопросы о поддержке языка Python. Тогда школьники, имеющие навыки работы с Python на персональном компьютере, смогут без проблем попробовать свои силы в программировании роботов. Поскольку для контроллера ТРИК уже существовал основной фреймворк trikRuntime, </text:span><text:soft-page-break/><text:span text:style-name="T9">написанный с использованием C++ и Qt, то требовалось переиспользовать существующий фреймворк для снижения затрат на поддержку и дальнейшую разработку.</text:span></text:p>
      <text:p text:style-name="P12"><text:span text:style-name="T5">Python</text:span></text:p>
      <text:p text:style-name="Standard"><text:span text:style-name="T9">В начале работы надо было определиться, какую из многочисленных реализаций</text:span><text:span text:style-name="T6"> </text:span><text:span text:style-name="T9">языка Python стоит использовать. Рассматривались самые популярные и поддерживаемые реализации: PyQt, PySide, PythonQt, Boost.Python, SWIG. Основными критериями оценки фреймворков стали следующие:</text:span></text:p>
      <text:list xml:id="list5603277625368280325" text:style-name="L1">
        <text:list-item>
          <text:p text:style-name="P5">Возможность поддержать исполнение Python из C++ приложения.</text:p>
        </text:list-item>
        <text:list-item>
          <text:p text:style-name="P5">Поддержка интеграции с Qt.</text:p>
        </text:list-item>
        <text:list-item>
          <text:p text:style-name="P5">Активная поддержка фреймворка компанией или сообществом.</text:p>
        </text:list-item>
        <text:list-item>
          <text:p text:style-name="P5">Доступная и полная документация.</text:p>
        </text:list-item>
        <text:list-item>
          <text:p text:style-name="P5">Лицензия со свободными условиями.</text:p>
        </text:list-item>
      </text:list>
      <text:p text:style-name="Standard">Дистрибутив на основе GNU/Linux для контроллера ТРИК собирается при помощи Yocto/OpenEmbedded [4], как и для многих других контроллеров. К сожалению, на момент исследования отсутствовали готовые рецепты для сборки любого из рассматриваемых <text:s/>фреймворков, поэтому этот критерий не рассматривался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PyQt</text:p>
          </table:table-cell>
          <table:table-cell table:style-name="Table1.A1" office:value-type="string">
            <text:p text:style-name="P8">PySide</text:p>
          </table:table-cell>
          <table:table-cell table:style-name="Table1.A1" office:value-type="string">
            <text:p text:style-name="P8">PythonQt</text:p>
          </table:table-cell>
          <table:table-cell table:style-name="Table1.E1" office:value-type="string">
            <text:p text:style-name="P8">SWIG</text:p>
          </table:table-cell>
          <table:table-cell table:style-name="Table1.E1" office:value-type="string">
            <text:p text:style-name="P8">Boost.Python</text:p>
          </table:table-cell>
        </table:table-row>
        <table:table-row table:style-name="Table1.1">
          <table:table-cell table:style-name="Table1.A2" office:value-type="string">
            <text:p text:style-name="P6">встраивание Python в C++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+</text:p>
          </table:table-cell>
          <table:table-cell table:style-name="Table1.E2" office:value-type="string">
            <text:p text:style-name="P8">-</text:p>
          </table:table-cell>
          <table:table-cell table:style-name="Table1.E2" office:value-type="string">
            <text:p text:style-name="P8">+</text:p>
          </table:table-cell>
        </table:table-row>
        <table:table-row table:style-name="Table1.1">
          <table:table-cell table:style-name="Table1.A2" office:value-type="string">
            <text:p text:style-name="P7">интеграция с Qt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E2" office:value-type="string">
            <text:p text:style-name="P8">-</text:p>
          </table:table-cell>
          <table:table-cell table:style-name="Table1.E2" office:value-type="string">
            <text:p text:style-name="P8">-</text:p>
          </table:table-cell>
        </table:table-row>
        <table:table-row table:style-name="Table1.1">
          <table:table-cell table:style-name="Table1.A2" office:value-type="string">
            <text:p text:style-name="P6">поддерживается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E2" office:value-type="string">
            <text:p text:style-name="P8">+</text:p>
          </table:table-cell>
          <table:table-cell table:style-name="Table1.E2" office:value-type="string">
            <text:p text:style-name="P8">+</text:p>
          </table:table-cell>
        </table:table-row>
        <table:table-row table:style-name="Table1.1">
          <table:table-cell table:style-name="Table1.A2" office:value-type="string">
            <text:p text:style-name="P6">документация</text:p>
          </table:table-cell>
          <table:table-cell table:style-name="Table1.A2" office:value-type="string">
            <text:p text:style-name="P8">± </text:p>
          </table:table-cell>
          <table:table-cell table:style-name="Table1.A2" office:value-type="string">
            <text:p text:style-name="P8">± </text:p>
          </table:table-cell>
          <table:table-cell table:style-name="Table1.A2" office:value-type="string">
            <text:p text:style-name="P8">± </text:p>
          </table:table-cell>
          <table:table-cell table:style-name="Table1.E2" office:value-type="string">
            <text:p text:style-name="P9">± </text:p>
          </table:table-cell>
          <table:table-cell table:style-name="Table1.E2" office:value-type="string">
            <text:p text:style-name="P8">± </text:p>
          </table:table-cell>
        </table:table-row>
        <table:table-row table:style-name="Table1.1">
          <table:table-cell table:style-name="Table1.A2" office:value-type="string">
            <text:p text:style-name="P6">обёртка C++ для Python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-</text:p>
          </table:table-cell>
          <table:table-cell table:style-name="Table1.E2" office:value-type="string">
            <text:p text:style-name="P8">+</text:p>
          </table:table-cell>
          <table:table-cell table:style-name="Table1.E2" office:value-type="string">
            <text:p text:style-name="P8">+</text:p>
          </table:table-cell>
        </table:table-row>
        <table:table-row table:style-name="Table1.1">
          <table:table-cell table:style-name="Table1.A2" office:value-type="string">
            <text:p text:style-name="P6">лицензия</text:p>
          </table:table-cell>
          <table:table-cell table:style-name="Table1.A2" office:value-type="string">
            <text:p text:style-name="P8">GPL</text:p>
          </table:table-cell>
          <table:table-cell table:style-name="Table1.A2" office:value-type="string">
            <text:p text:style-name="P8">LGPL</text:p>
          </table:table-cell>
          <table:table-cell table:style-name="Table1.A2" office:value-type="string">
            <text:p text:style-name="P8">LGPL</text:p>
          </table:table-cell>
          <table:table-cell table:style-name="Table1.E2" office:value-type="string">
            <text:p text:style-name="P8">GPL</text:p>
          </table:table-cell>
          <table:table-cell table:style-name="Table1.E2" office:value-type="string">
            <text:p text:style-name="P8">Boost.License</text:p>
          </table:table-cell>
        </table:table-row>
      </table:table>
      <text:p text:style-name="P13">Таблица 1: Сравнение фреймворков</text:p>
      <text:p text:style-name="Standard">По результатам обзора, приведённом на таблице 1, PythonQt или Boost.Python являлись наиболее подходящими фреймворками для решения данной задачи, но оба фреймворка обладали недостатками, для устранения <text:soft-page-break/>которых потребовалось бы значительное количество времени: Boost.Python не хватало поддержки Qt и её пришлось реализовать в рамках данной работы, а PythonQt были необходимы патчи к генератору. Однако, реализация поддержки Qt для Boost.Python по нашим оценкам требовала больше времени, чем реализация патчей к генератору PythonQt.</text:p>
      <text:p text:style-name="Standard">Поэтому для первого этапа был использован PyQt, который позволил в крайне сжатые сроки создать первую версию программного обеспечения для робота, хотя PyQt и не являлся оптимальным фреймворком для решения поставленной задачи.</text:p>
      <text:p text:style-name="Standard">Переход на PythonQt позволил добиться более естественной интеграции Python наподобие той, что предлагает JavaScript в составе trikRuntime. Так пользователям TRIK, привыкшим работать с JavaScript, не придётся привыкать к новым решениям в контексте использования АПИ периферии робота.</text:p>
      <text:p text:style-name="P12"><text:span text:style-name="T5">Заключение</text:span></text:p>
      <text:p text:style-name="Standard">В результате работы была реализована и интегрирована в ПО контроллера ТРИК поддержка языка Python для создания и последующего исполнения программ на кибернетическом контроллере ТРИК. Опыт, описанный в работе, может быть полезен при необходимости переиспользовать уже существующий C++ код из Python-кода.</text:p>
      <text:p text:style-name="P12"><text:span text:style-name="T5">Литература</text:span></text:p>
      <text:list xml:id="list2818752154921350720" text:style-name="WWNum1">
        <text:list-item>
          <text:p text:style-name="P18"><text:span text:style-name="T1">Главная страница проекта ТРИК </text:span><text:a xlink:type="simple" xlink:href="http://www.trikset.com/index_en.html" text:style-name="Internet_20_link" text:visited-style-name="Visited_20_Internet_20_Link"><text:span text:style-name="T10">http://www.trikset.com/index_en.html</text:span></text:a></text:p>
        </text:list-item>
        <text:list-item>
          <text:p text:style-name="P19"><text:span text:style-name="T1">Guo Philip. Python is Now the Most Popular Introductory Teaching Language at Top U.S. Universities. –– 2014. –– URL: </text:span><text:a xlink:type="simple" xlink:href="https://cacm.acm.org/blogs/blog-cacm/176450-python-is-nowthe-most-popular-introductory-teaching-language-at-top-us-universities/fulltext" text:style-name="Internet_20_link" text:visited-style-name="Visited_20_Internet_20_Link"><text:span text:style-name="T10">https://cacm.acm.org/blogs/blog-cacm/176450-python-is-nowthe-most-popular-introductory-teaching-language-at-top-us-universities/fulltext</text:span></text:a></text:p>
        </text:list-item>
        <text:list-item>
          <text:p text:style-name="P20">Limited QS Quacquarelli Symonds. QS Top Universities in Engineering and Technology 2017. –– URL: https://www.topuniversities.com/ university-rankings/university-subject-rankings/2017/ engineering-technology.</text:p>
        </text:list-item>
        <text:list-item>
          <text:p text:style-name="P20">Главная страница проекта OpenEmbedded http://www.openembedded.org/wiki/Main_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cm" fo:margin-right="0cm" fo:margin-top="0cm" fo:margin-bottom="0.21cm" loext:contextual-spacing="false" fo:line-height="100%" fo:text-align="justify" style:justify-single-word="false" fo:text-indent="1cm" style:auto-text-indent="false" fo:background-color="transparent" style:writing-mode="page"/>
      <style:text-properties fo:font-size="10pt" fo:language="ru" fo:country="RU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3cm" fo:margin-bottom="1.7cm" fo:margin-left="1.7cm" fo:margin-right="1.7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date>2017-12-25T16:48:56.172000000</dc:date>
    <meta:editing-duration>PT6M41S</meta:editing-duration>
    <meta:editing-cycles>4</meta:editing-cycles>
    <meta:document-statistic meta:table-count="1" meta:image-count="0" meta:object-count="0" meta:page-count="3" meta:paragraph-count="69" meta:word-count="604" meta:character-count="4844" meta:non-whitespace-character-count="4309"/>
  </office:meta>
</office:document-meta>
</file>